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5d14" officeooo:paragraph-rsid="00115d14"/>
    </style:style>
    <style:style style:name="P2" style:family="paragraph" style:parent-style-name="Standard">
      <style:text-properties officeooo:rsid="0011915b" officeooo:paragraph-rsid="0011915b"/>
    </style:style>
    <style:style style:name="P3" style:family="paragraph" style:parent-style-name="Standard">
      <style:text-properties officeooo:rsid="0012f451" officeooo:paragraph-rsid="0012f451"/>
    </style:style>
    <style:style style:name="P4" style:family="paragraph" style:parent-style-name="Standard">
      <style:text-properties officeooo:rsid="00140625" officeooo:paragraph-rsid="00140625"/>
    </style:style>
    <style:style style:name="P5" style:family="paragraph" style:parent-style-name="Standard">
      <style:text-properties officeooo:rsid="0015de3e" officeooo:paragraph-rsid="0015de3e"/>
    </style:style>
    <style:style style:name="P6" style:family="paragraph" style:parent-style-name="Standard">
      <style:text-properties officeooo:rsid="001748ac" officeooo:paragraph-rsid="0015de3e"/>
    </style:style>
    <style:style style:name="P7" style:family="paragraph" style:parent-style-name="Standard">
      <style:text-properties officeooo:rsid="0018053f" officeooo:paragraph-rsid="0018053f"/>
    </style:style>
    <style:style style:name="P8" style:family="paragraph" style:parent-style-name="Standard">
      <style:paragraph-properties fo:break-before="page"/>
      <style:text-properties officeooo:rsid="0015de3e" officeooo:paragraph-rsid="0015de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zess Daten</text:p>
      <text:p text:style-name="P1"/>
      <text:p text:style-name="P2">python 3.7</text:p>
      <text:p text:style-name="P2"/>
      <text:p text:style-name="P2"/>
      <text:p text:style-name="P2">mxml serialisieren I/O</text:p>
      <text:p text:style-name="P2"/>
      <text:p text:style-name="P2">Datenbearbeitung</text:p>
      <text:p text:style-name="P2"/>
      <text:p text:style-name="P2">Pipelining programmieren: Prozessdaten aggregiert und abspeichern <text:s/></text:p>
      <text:p text:style-name="P2">In zwischenstufen abspeichern</text:p>
      <text:p text:style-name="P2"/>
      <text:p text:style-name="P3"/>
      <text:p text:style-name="P3">Visualisierung</text:p>
      <text:p text:style-name="P3">Clustering</text:p>
      <text:p text:style-name="P4">Identifikation markante Prozesse</text:p>
      <text:p text:style-name="P3">→ Ziel: Daten gruppieren Äquivalenzklassen die ähnlich sind</text:p>
      <text:p text:style-name="P3">→ TFIDF: Scikitlearn </text:p>
      <text:p text:style-name="P3">→ K-means</text:p>
      <text:p text:style-name="P3">→ Traces clustern und Gruppen bilden</text:p>
      <text:p text:style-name="P3">→ PCA/ HKA: Merkmale reduzieren: Neue Merkmale oder lineare Kombination werden erstellt</text:p>
      <text:p text:style-name="P3"/>
      <text:p text:style-name="P3">In welcher Weise die geclusterten Modelle </text:p>
      <text:p text:style-name="P3">dotted chart</text:p>
      <text:p text:style-name="P3">plottly</text:p>
      <text:p text:style-name="P3">bookhe</text:p>
      <text:p text:style-name="P3">matplotlib</text:p>
      <text:p text:style-name="P3"/>
      <text:p text:style-name="P3">Process mining for python</text:p>
      <text:p text:style-name="P4">pmupy.org</text:p>
      <text:p text:style-name="P4"/>
      <text:p text:style-name="P4">Zusammenhänge </text:p>
      <text:p text:style-name="P4">- Lieferverzögerung vs Storno</text:p>
      <text:p text:style-name="P4">- Vertriebskanal vs Brand</text:p>
      <text:p text:style-name="P4">- Einführung bei einer Marke vs Success / Lieferdauer</text:p>
      <text:p text:style-name="P4">→ Korelationsmerkmale</text:p>
      <text:p text:style-name="P4"/>
      <text:p text:style-name="P5">Abgabe bis Ende Januar KW 5: 27./28. Januar</text:p>
      <text:p text:style-name="P5">15 minuten Präsentation</text:p>
      <text:p text:style-name="P5">Maximal 4 charts</text:p>
      <text:p text:style-name="P5">Dokumentation 2 – 3 Seiten/ pdf</text:p>
      <text:p text:style-name="P5"/>
      <text:p text:style-name="P5">Pflichttermine: </text:p>
      <text:p text:style-name="P5">29. Okt. Dienstag 14:15</text:p>
      <text:p text:style-name="P5">17. Dezember. Dienstag: 14:15 → Zwischenergebnisse</text:p>
      <text:p text:style-name="P5">27./28. Januar Präsi</text:p>
      <text:p text:style-name="P5"/>
      <text:p text:style-name="P5"/>
      <text:p text:style-name="P5"/>
      <text:p text:style-name="P8">Bewertungsschema</text:p>
      <text:p text:style-name="P6"/>
      <text:p text:style-name="P6"/>
      <text:p text:style-name="P6"/>
      <text:p text:style-name="P7">Daten sind nicht disjunkt</text:p>
      <text:p text:style-name="P7">8 chunks</text:p>
      <text:p text:style-name="P7">sim </text:p>
      <text:p text:style-name="P5"/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2:04:42.743053387</meta:creation-date>
    <dc:date>2019-10-15T20:28:09.512614909</dc:date>
    <meta:editing-duration>PT13H12M44S</meta:editing-duration>
    <meta:editing-cycles>1</meta:editing-cycles>
    <meta:document-statistic meta:table-count="0" meta:image-count="0" meta:object-count="0" meta:page-count="2" meta:paragraph-count="38" meta:word-count="130" meta:character-count="953" meta:non-whitespace-character-count="853"/>
    <meta:generator>LibreOffice/6.0.7.3$Linux_X86_64 LibreOffice_project/00m0$Build-3</meta:generator>
  </office:meta>
</office:document-meta>
</file>